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3.568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052cm"/>
    </style:style>
    <style:style style:name="co8" style:family="table-column">
      <style:table-column-properties fo:break-before="auto" style:column-width="3.814cm"/>
    </style:style>
    <style:style style:name="co9" style:family="table-column">
      <style:table-column-properties fo:break-before="auto" style:column-width="4.2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ICAL POWER LEVEL FOR BRAVO 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RM No</text:p>
          </table:table-cell>
          <table:table-cell office:value-type="string" calcext:value-type="string">
            <text:p>Port No</text:p>
          </table:table-cell>
          <table:table-cell/>
          <table:table-cell office:value-type="string" calcext:value-type="string">
            <text:p>RxPower</text:p>
          </table:table-cell>
          <table:table-cell table:number-columns-repeated="2"/>
          <table:table-cell table:style-name="ce1" office:value-type="string" calcext:value-type="string">
            <text:p>BRAVO B TO RTS</text:p>
          </table:table-cell>
          <table:table-cell table:style-name="ce1" office:value-type="string" calcext:value-type="string">
            <text:p>Port No</text:p>
          </table:table-cell>
          <table:table-cell table:style-name="ce1" office:value-type="string" calcext:value-type="string">
            <text:p>RxPower</text:p>
          </table:table-cell>
          <table:table-cell/>
          <table:table-cell table:style-name="ce1" office:value-type="string" calcext:value-type="string">
            <text:p>BRAVO A TO RTS</text:p>
          </table:table-cell>
          <table:table-cell table:style-name="ce1" office:value-type="string" calcext:value-type="string">
            <text:p>Port No</text:p>
          </table:table-cell>
          <table:table-cell table:style-name="ce1" office:value-type="string" calcext:value-type="string">
            <text:p>RxPower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<text:s/>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" calcext:value-type="float" table:number-columns-spanned="1" table:number-rows-spanned="9">
            <text:p>1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4.68521" calcext:value-type="float">
            <text:p>-14.68521</text:p>
          </table:table-cell>
          <table:table-cell table:number-columns-repeated="2"/>
          <table:table-cell table:style-name="ce3" office:value-type="float" office:value="1" calcext:value-type="float" table:number-columns-spanned="1" table:number-rows-spanned="11">
            <text:p>1</text:p>
          </table:table-cell>
          <table:table-cell table:style-name="ce1" office:value-type="string" calcext:value-type="string">
            <text:p>RSS(m)</text:p>
          </table:table-cell>
          <table:table-cell table:style-name="ce1" office:value-type="float" office:value="-16.45" calcext:value-type="float">
            <text:p>-16.45</text:p>
          </table:table-cell>
          <table:table-cell/>
          <table:table-cell table:style-name="ce3" office:value-type="float" office:value="1" calcext:value-type="float" table:number-columns-spanned="1" table:number-rows-spanned="11">
            <text:p>1</text:p>
          </table:table-cell>
          <table:table-cell table:style-name="ce1" office:value-type="string" calcext:value-type="string">
            <text:p>RSS(m)</text:p>
          </table:table-cell>
          <table:table-cell table:style-name="ce1" office:value-type="float" office:value="-7.56" calcext:value-type="float">
            <text:p>-7.56</text:p>
          </table:table-cell>
        </table:table-row>
        <table:table-row table:style-name="ro1">
          <table:covered-table-cell/>
          <table:table-cell table:number-columns-repeated="5"/>
          <table:covered-table-cell table:style-name="ce1"/>
          <table:table-cell table:style-name="ce1" table:number-columns-repeated="2"/>
          <table:table-cell/>
          <table:covered-table-cell table:style-name="ce1"/>
          <table:table-cell table:style-name="ce1" table:number-columns-repeated="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66461" calcext:value-type="float">
            <text:p>-18.66461</text:p>
          </table:table-cell>
          <table:table-cell table:number-columns-repeated="2"/>
          <table:covered-table-cell table:style-name="ce1"/>
          <table:table-cell table:style-name="ce1" office:value-type="string" calcext:value-type="string">
            <text:p>TRS(m)</text:p>
          </table:table-cell>
          <table:table-cell table:style-name="ce1" office:value-type="float" office:value="-17.59" calcext:value-type="float">
            <text:p>-17.59</text:p>
          </table:table-cell>
          <table:table-cell/>
          <table:covered-table-cell table:style-name="ce1"/>
          <table:table-cell table:style-name="ce1" office:value-type="string" calcext:value-type="string">
            <text:p>TRS(m)</text:p>
          </table:table-cell>
          <table:table-cell table:style-name="ce1" office:value-type="float" office:value="-12.59" calcext:value-type="float">
            <text:p>-12.59</text:p>
          </table:table-cell>
        </table:table-row>
        <table:table-row table:style-name="ro1">
          <table:covered-table-cell/>
          <table:table-cell table:number-columns-repeated="5"/>
          <table:covered-table-cell table:style-name="ce1"/>
          <table:table-cell table:style-name="ce1" table:number-columns-repeated="2"/>
          <table:table-cell/>
          <table:covered-table-cell table:style-name="ce1"/>
          <table:table-cell table:style-name="ce1" table:number-columns-repeated="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3.595186" calcext:value-type="float">
            <text:p>-13.595186</text:p>
          </table:table-cell>
          <table:table-cell table:number-columns-repeated="2"/>
          <table:covered-table-cell table:style-name="ce1"/>
          <table:table-cell table:style-name="ce1" office:value-type="string" calcext:value-type="string">
            <text:p>RSS(b)</text:p>
          </table:table-cell>
          <table:table-cell table:style-name="ce1" office:value-type="float" office:value="-18.4" calcext:value-type="float">
            <text:p>-18.4</text:p>
          </table:table-cell>
          <table:table-cell/>
          <table:covered-table-cell table:style-name="ce1"/>
          <table:table-cell table:style-name="ce1" office:value-type="string" calcext:value-type="string">
            <text:p>RSS(b)</text:p>
          </table:table-cell>
          <table:table-cell table:style-name="ce1" office:value-type="float" office:value="-7.89" calcext:value-type="float">
            <text:p>-7.89</text:p>
          </table:table-cell>
        </table:table-row>
        <table:table-row table:style-name="ro1">
          <table:covered-table-cell/>
          <table:table-cell table:number-columns-repeated="5"/>
          <table:covered-table-cell table:style-name="ce1"/>
          <table:table-cell table:style-name="ce1" table:number-columns-repeated="2"/>
          <table:table-cell/>
          <table:covered-table-cell table:style-name="ce1"/>
          <table:table-cell table:style-name="ce1" table:number-columns-repeated="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27088" calcext:value-type="float">
            <text:p>-16.27088</text:p>
          </table:table-cell>
          <table:table-cell table:number-columns-repeated="2"/>
          <table:covered-table-cell table:style-name="ce1"/>
          <table:table-cell table:style-name="ce1" office:value-type="string" calcext:value-type="string">
            <text:p>TRS(b)</text:p>
          </table:table-cell>
          <table:table-cell table:style-name="ce1" office:value-type="float" office:value="-18.4" calcext:value-type="float">
            <text:p>-18.4</text:p>
          </table:table-cell>
          <table:table-cell/>
          <table:covered-table-cell table:style-name="ce1"/>
          <table:table-cell table:style-name="ce1" office:value-type="string" calcext:value-type="string">
            <text:p>TRS(b)</text:p>
          </table:table-cell>
          <table:table-cell table:style-name="ce1" office:value-type="float" office:value="-13.4" calcext:value-type="float">
            <text:p>-13.4</text:p>
          </table:table-cell>
        </table:table-row>
        <table:table-row table:style-name="ro1">
          <table:covered-table-cell/>
          <table:table-cell table:number-columns-repeated="5"/>
          <table:covered-table-cell table:style-name="ce1"/>
          <table:table-cell table:style-name="ce1" table:number-columns-repeated="2"/>
          <table:table-cell/>
          <table:covered-table-cell table:style-name="ce1"/>
          <table:table-cell table:style-name="ce1" table:number-columns-repeated="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6.401646" calcext:value-type="float">
            <text:p>-16.401646</text:p>
          </table:table-cell>
          <table:table-cell table:number-columns-repeated="2"/>
          <table:covered-table-cell table:style-name="ce1"/>
          <table:table-cell table:style-name="ce1" office:value-type="string" calcext:value-type="string">
            <text:p>COMMUNICATION 1</text:p>
          </table:table-cell>
          <table:table-cell table:style-name="ce1" office:value-type="float" office:value="-7.45" calcext:value-type="float">
            <text:p>-7.45</text:p>
          </table:table-cell>
          <table:table-cell/>
          <table:covered-table-cell table:style-name="ce1"/>
          <table:table-cell table:style-name="ce1" office:value-type="string" calcext:value-type="string">
            <text:p>COMMUNICATION 1</text:p>
          </table:table-cell>
          <table:table-cell table:style-name="ce1" office:value-type="float" office:value="-4.89" calcext:value-type="float">
            <text:p>-4.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  <table:covered-table-cell/>
          <table:table-cell table:style-name="ce1" table:number-columns-repeated="2"/>
          <table:table-cell/>
          <table:covered-table-cell/>
          <table:table-cell table:style-name="ce1" table:number-columns-repeated="2"/>
        </table:table-row>
        <table:table-row table:style-name="ro1">
          <table:table-cell table:style-name="ce3" office:value-type="float" office:value="2" calcext:value-type="float" table:number-columns-spanned="1" table:number-rows-spanned="9">
            <text:p>2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44664" calcext:value-type="float">
            <text:p>-18.44664</text:p>
          </table:table-cell>
          <table:table-cell table:number-columns-repeated="2"/>
          <table:covered-table-cell/>
          <table:table-cell table:style-name="ce1" office:value-type="string" calcext:value-type="string">
            <text:p>COMMUNICATION 2</text:p>
          </table:table-cell>
          <table:table-cell table:style-name="ce1" office:value-type="float" office:value="-7.46" calcext:value-type="float">
            <text:p>-7.46</text:p>
          </table:table-cell>
          <table:table-cell/>
          <table:covered-table-cell/>
          <table:table-cell table:style-name="ce1" office:value-type="string" calcext:value-type="string">
            <text:p>COMMUNICATION 2</text:p>
          </table:table-cell>
          <table:table-cell table:style-name="ce1" office:value-type="float" office:value="-6.46" calcext:value-type="float">
            <text:p>-6.46</text:p>
          </table:table-cell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.91515" calcext:value-type="float">
            <text:p>-20.91515</text:p>
          </table:table-cell>
          <table:table-cell table:number-columns-repeated="9"/>
        </table:table-row>
        <table:table-row table:style-name="ro1">
          <table:covered-table-cell/>
          <table:table-cell table:number-columns-repeated="5"/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Port No</text:p>
          </table:table-cell>
          <table:table-cell table:style-name="ce1" office:value-type="string" calcext:value-type="string">
            <text:p>RxPower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439741" calcext:value-type="float">
            <text:p>-16.439741</text:p>
          </table:table-cell>
          <table:table-cell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covered-table-cell/>
          <table:table-cell table:number-columns-repeated="5"/>
          <table:table-cell table:style-name="ce3" office:value-type="float" office:value="1" calcext:value-type="float" table:number-columns-spanned="1" table:number-rows-spanned="11">
            <text:p>1</text:p>
          </table:table-cell>
          <table:table-cell table:style-name="ce1" office:value-type="string" calcext:value-type="string">
            <text:p>RSS(m)</text:p>
          </table:table-cell>
          <table:table-cell table:style-name="ce1" office:value-type="float" office:value="-15.34" calcext:value-type="float">
            <text:p>-15.3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9.54677" calcext:value-type="float">
            <text:p>-19.54677</text:p>
          </table:table-cell>
          <table:table-cell table:number-columns-repeated="2"/>
          <table:covered-table-cell table:style-name="ce1"/>
          <table:table-cell table:style-name="ce1" table:number-columns-repeated="2"/>
          <table:table-cell table:number-columns-repeated="4"/>
        </table:table-row>
        <table:table-row table:style-name="ro1">
          <table:covered-table-cell/>
          <table:table-cell table:number-columns-repeated="5"/>
          <table:covered-table-cell table:style-name="ce1"/>
          <table:table-cell table:style-name="ce1" office:value-type="string" calcext:value-type="string">
            <text:p>TRS(m)</text:p>
          </table:table-cell>
          <table:table-cell table:style-name="ce1" office:value-type="float" office:value="-16.5" calcext:value-type="float">
            <text:p>-16.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7.14893" calcext:value-type="float">
            <text:p>-7.14893</text:p>
          </table:table-cell>
          <table:table-cell table:number-columns-repeated="2"/>
          <table:covered-table-cell table:style-name="ce1"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  <table:covered-table-cell table:style-name="ce1"/>
          <table:table-cell table:style-name="ce1" office:value-type="string" calcext:value-type="string">
            <text:p>RSS(b)</text:p>
          </table:table-cell>
          <table:table-cell table:style-name="ce1" office:value-type="float" office:value="-17.9" calcext:value-type="float">
            <text:p>-17.9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 table:number-columns-spanned="1" table:number-rows-spanned="9">
            <text:p>3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79892" calcext:value-type="float">
            <text:p>-17.79892</text:p>
          </table:table-cell>
          <table:table-cell table:number-columns-repeated="2"/>
          <table:covered-table-cell table:style-name="ce1"/>
          <table:table-cell table:style-name="ce1" table:number-columns-repeated="2"/>
          <table:table-cell table:number-columns-repeated="4"/>
        </table:table-row>
        <table:table-row table:style-name="ro1">
          <table:covered-table-cell/>
          <table:table-cell table:number-columns-repeated="5"/>
          <table:covered-table-cell table:style-name="ce1"/>
          <table:table-cell table:style-name="ce1" office:value-type="string" calcext:value-type="string">
            <text:p>TRS(b)</text:p>
          </table:table-cell>
          <table:table-cell table:style-name="ce1" office:value-type="float" office:value="-18.4" calcext:value-type="float">
            <text:p>-18.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7.644716" calcext:value-type="float">
            <text:p>-17.644716</text:p>
          </table:table-cell>
          <table:table-cell table:number-columns-repeated="2"/>
          <table:covered-table-cell table:style-name="ce1"/>
          <table:table-cell table:style-name="ce1" table:number-columns-repeated="2"/>
          <table:table-cell table:number-columns-repeated="4"/>
        </table:table-row>
        <table:table-row table:style-name="ro1">
          <table:covered-table-cell/>
          <table:table-cell table:number-columns-repeated="5"/>
          <table:covered-table-cell table:style-name="ce1"/>
          <table:table-cell table:style-name="ce1" office:value-type="string" calcext:value-type="string">
            <text:p>COMMUNICATION 1</text:p>
          </table:table-cell>
          <table:table-cell table:style-name="ce1" office:value-type="float" office:value="-8.45" calcext:value-type="float">
            <text:p>-8.4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3.95774" calcext:value-type="float">
            <text:p>-13.95774</text:p>
          </table:table-cell>
          <table:table-cell table:number-columns-repeated="2"/>
          <table:covered-table-cell/>
          <table:table-cell table:style-name="ce1" table:number-columns-repeated="2"/>
          <table:table-cell table:number-columns-repeated="4"/>
        </table:table-row>
        <table:table-row table:style-name="ro1">
          <table:covered-table-cell/>
          <table:table-cell table:number-columns-repeated="5"/>
          <table:covered-table-cell/>
          <table:table-cell table:style-name="ce1" table:number-columns-repeated="2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9897" calcext:value-type="float">
            <text:p>-16.989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3.788238" calcext:value-type="float">
            <text:p>-13.7882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4" calcext:value-type="float" table:number-columns-spanned="1" table:number-rows-spanned="9">
            <text:p>4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143938" calcext:value-type="float">
            <text:p>-16.14393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675615" calcext:value-type="float">
            <text:p>-16.67561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3.91474" calcext:value-type="float">
            <text:p>-13.914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675615" calcext:value-type="float">
            <text:p>-16.67561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2.749055" calcext:value-type="float">
            <text:p>-12.749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5" calcext:value-type="float" table:number-columns-spanned="1" table:number-rows-spanned="9">
            <text:p>5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961964" calcext:value-type="float">
            <text:p>-18.96196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065783" calcext:value-type="float">
            <text:p>-19.06578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590909" calcext:value-type="float">
            <text:p>-15.59090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9897" calcext:value-type="float">
            <text:p>-16.989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3.925449" calcext:value-type="float">
            <text:p>-13.925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6" calcext:value-type="float" table:number-columns-spanned="1" table:number-rows-spanned="9">
            <text:p>6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011469" calcext:value-type="float">
            <text:p>-17.01146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961964" calcext:value-type="float">
            <text:p>-18.96196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775558" calcext:value-type="float">
            <text:p>-14.77555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761484" calcext:value-type="float">
            <text:p>-18.76148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9.136402" calcext:value-type="float">
            <text:p>-19.1364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7" calcext:value-type="float" table:number-columns-spanned="1" table:number-rows-spanned="9">
            <text:p>7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90485" calcext:value-type="float">
            <text:p>-17.9048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996294" calcext:value-type="float">
            <text:p>-18.99629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412914" calcext:value-type="float">
            <text:p>-14.41291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30.457575" calcext:value-type="float">
            <text:p>-30.45757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8.21023" calcext:value-type="float">
            <text:p>-18.2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8" calcext:value-type="float" table:number-columns-spanned="1" table:number-rows-spanned="9">
            <text:p>8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020599" calcext:value-type="float">
            <text:p>-16.02059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7.670038" calcext:value-type="float">
            <text:p>-17.67003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559319" calcext:value-type="float">
            <text:p>-14.55931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439741" calcext:value-type="float">
            <text:p>-16.43974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9.829666" calcext:value-type="float">
            <text:p>-19.8296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9" calcext:value-type="float" table:number-columns-spanned="1" table:number-rows-spanned="9">
            <text:p>9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619539" calcext:value-type="float">
            <text:p>-17.61953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24453" calcext:value-type="float">
            <text:p>-19.2445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243288" calcext:value-type="float">
            <text:p>-15.24328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01343" calcext:value-type="float">
            <text:p>-18.0134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3.496924" calcext:value-type="float">
            <text:p>-13.496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0" calcext:value-type="float" table:number-columns-spanned="1" table:number-rows-spanned="9">
            <text:p>10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20.457575" calcext:value-type="float">
            <text:p>-20.45757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1.079054" calcext:value-type="float">
            <text:p>-21.07905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7.931742" calcext:value-type="float">
            <text:p>-17.93174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9.281179" calcext:value-type="float">
            <text:p>-19.28117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6.659485" calcext:value-type="float">
            <text:p>-6.6594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1" calcext:value-type="float" table:number-columns-spanned="1" table:number-rows-spanned="9">
            <text:p>11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420652" calcext:value-type="float">
            <text:p>-16.42065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297382" calcext:value-type="float">
            <text:p>-18.29738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5.850267" calcext:value-type="float">
            <text:p>-25.85026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28.239088" calcext:value-type="float">
            <text:p>-28.23908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5.850267" calcext:value-type="float">
            <text:p>-25.850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2" calcext:value-type="float" table:number-columns-spanned="1" table:number-rows-spanned="9">
            <text:p>12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041004" calcext:value-type="float">
            <text:p>-18.04100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469215" calcext:value-type="float">
            <text:p>-19.46921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391022" calcext:value-type="float">
            <text:p>-15.39102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569853" calcext:value-type="float">
            <text:p>-18.56985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7.363639" calcext:value-type="float">
            <text:p>-7.3636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3" calcext:value-type="float" table:number-columns-spanned="1" table:number-rows-spanned="9">
            <text:p>13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544874" calcext:value-type="float">
            <text:p>-17.5448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469215" calcext:value-type="float">
            <text:p>-19.46921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734887" calcext:value-type="float">
            <text:p>-15.7348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79426" calcext:value-type="float">
            <text:p>-18.7942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9.469215" calcext:value-type="float">
            <text:p>-19.469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4" calcext:value-type="float" table:number-columns-spanned="1" table:number-rows-spanned="9">
            <text:p>14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695511" calcext:value-type="float">
            <text:p>-17.69551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827288" calcext:value-type="float">
            <text:p>-18.82728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962093" calcext:value-type="float">
            <text:p>-14.96209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728952" calcext:value-type="float">
            <text:p>-18.72895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5.99462" calcext:value-type="float">
            <text:p>-5.994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5" calcext:value-type="float" table:number-columns-spanned="1" table:number-rows-spanned="9">
            <text:p>15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9897" calcext:value-type="float">
            <text:p>-16.989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172146" calcext:value-type="float">
            <text:p>-19.17214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80172" calcext:value-type="float">
            <text:p>-14.8017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79892" calcext:value-type="float">
            <text:p>-17.7989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4.81486" calcext:value-type="float">
            <text:p>-14.81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6" calcext:value-type="float" table:number-columns-spanned="1" table:number-rows-spanned="9">
            <text:p>16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172146" calcext:value-type="float">
            <text:p>-19.17214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1.870867" calcext:value-type="float">
            <text:p>-21.87086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8.01343" calcext:value-type="float">
            <text:p>-18.0134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20.457575" calcext:value-type="float">
            <text:p>-20.45757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7.920965" calcext:value-type="float">
            <text:p>-7.920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7" calcext:value-type="float" table:number-columns-spanned="1" table:number-rows-spanned="9">
            <text:p>17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20.362122" calcext:value-type="float">
            <text:p>-20.36212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.655016" calcext:value-type="float">
            <text:p>-20.65501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96804" calcext:value-type="float">
            <text:p>-16.9680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30.457575" calcext:value-type="float">
            <text:p>-30.45757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3.372421" calcext:value-type="float">
            <text:p>-23.372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8" calcext:value-type="float" table:number-columns-spanned="1" table:number-rows-spanned="9">
            <text:p>18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60121" calcext:value-type="float">
            <text:p>-18.6012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.604807" calcext:value-type="float">
            <text:p>-20.60480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8.60121" calcext:value-type="float">
            <text:p>-18.6012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894102" calcext:value-type="float">
            <text:p>-18.89410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3.0103" calcext:value-type="float">
            <text:p>-23.0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9" calcext:value-type="float" table:number-columns-spanned="1" table:number-rows-spanned="9">
            <text:p>19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172146" calcext:value-type="float">
            <text:p>-19.17214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268137" calcext:value-type="float">
            <text:p>-18.26813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962093" calcext:value-type="float">
            <text:p>-14.96209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695511" calcext:value-type="float">
            <text:p>-17.69551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5.62408" calcext:value-type="float">
            <text:p>-5.62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20" calcext:value-type="float" table:number-columns-spanned="1" table:number-rows-spanned="9">
            <text:p>20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143938" calcext:value-type="float">
            <text:p>-16.14393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4.975729" calcext:value-type="float">
            <text:p>-14.97572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3.665316" calcext:value-type="float">
            <text:p>-23.66531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5.638373" calcext:value-type="float">
            <text:p>-15.63837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8.21023" calcext:value-type="float">
            <text:p>-18.2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21" calcext:value-type="float" table:number-columns-spanned="1" table:number-rows-spanned="9">
            <text:p>21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79892" calcext:value-type="float">
            <text:p>-17.7989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100948" calcext:value-type="float">
            <text:p>-19.10094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7.958799" calcext:value-type="float">
            <text:p>-27.95879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986029" calcext:value-type="float">
            <text:p>-17.98602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8.002448" calcext:value-type="float">
            <text:p>-8.002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22" calcext:value-type="float" table:number-columns-spanned="1" table:number-rows-spanned="9">
            <text:p>22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544874" calcext:value-type="float">
            <text:p>-17.5448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100948" calcext:value-type="float">
            <text:p>-19.10094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331324" calcext:value-type="float">
            <text:p>-15.33132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772835" calcext:value-type="float">
            <text:p>-17.77283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8.124792" calcext:value-type="float">
            <text:p>-18.12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23" calcext:value-type="float" table:number-columns-spanned="1" table:number-rows-spanned="9">
            <text:p>23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22.291479" calcext:value-type="float">
            <text:p>-22.29147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2.676062" calcext:value-type="float">
            <text:p>-22.6760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8.728952" calcext:value-type="float">
            <text:p>-18.72895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20.604807" calcext:value-type="float">
            <text:p>-20.60480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8.860567" calcext:value-type="float">
            <text:p>-28.860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24" calcext:value-type="float" table:number-columns-spanned="1" table:number-rows-spanned="9">
            <text:p>24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788107" calcext:value-type="float">
            <text:p>-19.78810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686362" calcext:value-type="float">
            <text:p>-15.6863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66461" calcext:value-type="float">
            <text:p>-18.6646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5.934598" calcext:value-type="float">
            <text:p>-15.9345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25" calcext:value-type="float" table:number-columns-spanned="1" table:number-rows-spanned="9">
            <text:p>25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619539" calcext:value-type="float">
            <text:p>-17.61953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829666" calcext:value-type="float">
            <text:p>-19.82966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272435" calcext:value-type="float">
            <text:p>-15.27243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757175" calcext:value-type="float">
            <text:p>-16.75717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3.467875" calcext:value-type="float">
            <text:p>-23.467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26" calcext:value-type="float" table:number-columns-spanned="1" table:number-rows-spanned="9">
            <text:p>26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21.307682" calcext:value-type="float">
            <text:p>-21.30768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706161" calcext:value-type="float">
            <text:p>-19.70616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7.670038" calcext:value-type="float">
            <text:p>-17.67003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20.31517" calcext:value-type="float">
            <text:p>-20.3151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5.171264" calcext:value-type="float">
            <text:p>-15.1712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27" calcext:value-type="float" table:number-columns-spanned="1" table:number-rows-spanned="9">
            <text:p>27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655462" calcext:value-type="float">
            <text:p>-16.6554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9279" calcext:value-type="float">
            <text:p>-18.927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4.317984" calcext:value-type="float">
            <text:p>-24.31798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038006" calcext:value-type="float">
            <text:p>-16.03800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4.989408" calcext:value-type="float">
            <text:p>-14.989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28" calcext:value-type="float" table:number-columns-spanned="1" table:number-rows-spanned="9">
            <text:p>28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356472" calcext:value-type="float">
            <text:p>-18.35647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913998" calcext:value-type="float">
            <text:p>-19.91399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4.9485" calcext:value-type="float">
            <text:p>-24.948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931742" calcext:value-type="float">
            <text:p>-17.93174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8.239088" calcext:value-type="float">
            <text:p>-18.2390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29" calcext:value-type="float" table:number-columns-spanned="1" table:number-rows-spanned="9">
            <text:p>29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79892" calcext:value-type="float">
            <text:p>-17.7989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66461" calcext:value-type="float">
            <text:p>-18.6646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142786" calcext:value-type="float">
            <text:p>-15.14278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635403" calcext:value-type="float">
            <text:p>-16.63540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5.503674" calcext:value-type="float">
            <text:p>-5.50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30" calcext:value-type="float" table:number-columns-spanned="1" table:number-rows-spanned="9">
            <text:p>30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746941" calcext:value-type="float">
            <text:p>-19.74694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50782" calcext:value-type="float">
            <text:p>-19.5078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6.777807" calcext:value-type="float">
            <text:p>-26.77780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326826" calcext:value-type="float">
            <text:p>-18.32682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2.365721" calcext:value-type="float">
            <text:p>-22.3657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31" calcext:value-type="float" table:number-columns-spanned="1" table:number-rows-spanned="9">
            <text:p>31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469215" calcext:value-type="float">
            <text:p>-19.46921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.861862" calcext:value-type="float">
            <text:p>-20.8618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675615" calcext:value-type="float">
            <text:p>-16.67561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9.430952" calcext:value-type="float">
            <text:p>-19.43095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6.994045" calcext:value-type="float">
            <text:p>-6.994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32" calcext:value-type="float" table:number-columns-spanned="1" table:number-rows-spanned="9">
            <text:p>32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861328" calcext:value-type="float">
            <text:p>-16.86132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5.800443" calcext:value-type="float">
            <text:p>-15.80044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3.861582" calcext:value-type="float">
            <text:p>-13.86158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9.318142" calcext:value-type="float">
            <text:p>-19.31814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8.728952" calcext:value-type="float">
            <text:p>-18.728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33" calcext:value-type="float" table:number-columns-spanned="1" table:number-rows-spanned="9">
            <text:p>33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961964" calcext:value-type="float">
            <text:p>-18.96196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871628" calcext:value-type="float">
            <text:p>-19.87162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934598" calcext:value-type="float">
            <text:p>-15.93459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041004" calcext:value-type="float">
            <text:p>-18.04100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0.705811" calcext:value-type="float">
            <text:p>-20.705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34" calcext:value-type="float" table:number-columns-spanned="1" table:number-rows-spanned="9">
            <text:p>34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761484" calcext:value-type="float">
            <text:p>-18.76148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.5061" calcext:value-type="float">
            <text:p>-20.506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903698" calcext:value-type="float">
            <text:p>-16.90369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9.100948" calcext:value-type="float">
            <text:p>-19.10094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5.142786" calcext:value-type="float">
            <text:p>-15.142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35" calcext:value-type="float" table:number-columns-spanned="1" table:number-rows-spanned="9">
            <text:p>35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38632" calcext:value-type="float">
            <text:p>-18.3863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.362122" calcext:value-type="float">
            <text:p>-20.36212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161846" calcext:value-type="float">
            <text:p>-16.16184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38632" calcext:value-type="float">
            <text:p>-18.3863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9.788107" calcext:value-type="float">
            <text:p>-19.788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36" calcext:value-type="float" table:number-columns-spanned="1" table:number-rows-spanned="9">
            <text:p>36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24453" calcext:value-type="float">
            <text:p>-19.2445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961964" calcext:value-type="float">
            <text:p>-18.96196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345119" calcext:value-type="float">
            <text:p>-16.34511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068754" calcext:value-type="float">
            <text:p>-18.06875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1.804562" calcext:value-type="float">
            <text:p>-21.804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37" calcext:value-type="float" table:number-columns-spanned="1" table:number-rows-spanned="9">
            <text:p>37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986029" calcext:value-type="float">
            <text:p>-17.98602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136402" calcext:value-type="float">
            <text:p>-19.13640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7.212463" calcext:value-type="float">
            <text:p>-27.21246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569853" calcext:value-type="float">
            <text:p>-18.56985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6.522798" calcext:value-type="float">
            <text:p>-6.522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38" calcext:value-type="float" table:number-columns-spanned="1" table:number-rows-spanned="9">
            <text:p>38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56962" calcext:value-type="float">
            <text:p>-17.569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416374" calcext:value-type="float">
            <text:p>-18.4163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3.467875" calcext:value-type="float">
            <text:p>-23.46787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307842" calcext:value-type="float">
            <text:p>-16.30784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1.549019" calcext:value-type="float">
            <text:p>-21.549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39" calcext:value-type="float" table:number-columns-spanned="1" table:number-rows-spanned="9">
            <text:p>39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746941" calcext:value-type="float">
            <text:p>-19.74694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1.079054" calcext:value-type="float">
            <text:p>-21.07905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8.416374" calcext:value-type="float">
            <text:p>-18.4163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20.08774" calcext:value-type="float">
            <text:p>-20.087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3.665316" calcext:value-type="float">
            <text:p>-23.665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40" calcext:value-type="float" table:number-columns-spanned="1" table:number-rows-spanned="9">
            <text:p>40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401646" calcext:value-type="float">
            <text:p>-16.40164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5.638373" calcext:value-type="float">
            <text:p>-15.63837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3.798639" calcext:value-type="float">
            <text:p>-13.79863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5.751184" calcext:value-type="float">
            <text:p>-15.75118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3.904056" calcext:value-type="float">
            <text:p>-13.904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41" calcext:value-type="float" table:number-columns-spanned="1" table:number-rows-spanned="9">
            <text:p>41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22.839966" calcext:value-type="float">
            <text:p>-22.83996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2.218487" calcext:value-type="float">
            <text:p>-22.2184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8.696663" calcext:value-type="float">
            <text:p>-18.69666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20.409586" calcext:value-type="float">
            <text:p>-20.40958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6.777807" calcext:value-type="float">
            <text:p>-26.777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42" calcext:value-type="float" table:number-columns-spanned="1" table:number-rows-spanned="9">
            <text:p>42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326826" calcext:value-type="float">
            <text:p>-18.32682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.409586" calcext:value-type="float">
            <text:p>-20.40958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243288" calcext:value-type="float">
            <text:p>-15.24328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26.777807" calcext:value-type="float">
            <text:p>-26.77780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0.177288" calcext:value-type="float">
            <text:p>-20.1772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43" calcext:value-type="float" table:number-columns-spanned="1" table:number-rows-spanned="9">
            <text:p>43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38632" calcext:value-type="float">
            <text:p>-18.3863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7.695511" calcext:value-type="float">
            <text:p>-17.69551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257837" calcext:value-type="float">
            <text:p>-15.25783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96804" calcext:value-type="float">
            <text:p>-16.9680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8.268137" calcext:value-type="float">
            <text:p>-18.2681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44" calcext:value-type="float" table:number-columns-spanned="1" table:number-rows-spanned="9">
            <text:p>44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5.19993" calcext:value-type="float">
            <text:p>-15.1999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7.721132" calcext:value-type="float">
            <text:p>-17.72113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968795" calcext:value-type="float">
            <text:p>-15.96879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670038" calcext:value-type="float">
            <text:p>-17.67003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8.21023" calcext:value-type="float">
            <text:p>-18.2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45" calcext:value-type="float" table:number-columns-spanned="1" table:number-rows-spanned="9">
            <text:p>45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575773" calcext:value-type="float">
            <text:p>-16.57577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297382" calcext:value-type="float">
            <text:p>-18.29738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686362" calcext:value-type="float">
            <text:p>-15.6863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5.917601" calcext:value-type="float">
            <text:p>-15.91760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7.851561" calcext:value-type="float">
            <text:p>-17.851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46" calcext:value-type="float" table:number-columns-spanned="1" table:number-rows-spanned="9">
            <text:p>46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66461" calcext:value-type="float">
            <text:p>-18.6646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24453" calcext:value-type="float">
            <text:p>-19.2445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016894" calcext:value-type="float">
            <text:p>-15.01689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068754" calcext:value-type="float">
            <text:p>-18.06875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6.777807" calcext:value-type="float">
            <text:p>-16.777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47" calcext:value-type="float" table:number-columns-spanned="1" table:number-rows-spanned="9">
            <text:p>47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670038" calcext:value-type="float">
            <text:p>-17.67003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7.986029" calcext:value-type="float">
            <text:p>-17.98602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9.136402" calcext:value-type="float">
            <text:p>-19.13640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53647" calcext:value-type="float">
            <text:p>-16.5364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9.288548" calcext:value-type="float">
            <text:p>-9.288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48" calcext:value-type="float" table:number-columns-spanned="1" table:number-rows-spanned="9">
            <text:p>48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041004" calcext:value-type="float">
            <text:p>-18.04100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569853" calcext:value-type="float">
            <text:p>-18.56985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478174" calcext:value-type="float">
            <text:p>-16.4781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01343" calcext:value-type="float">
            <text:p>-18.0134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6.197887" calcext:value-type="float">
            <text:p>-16.197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49" calcext:value-type="float" table:number-columns-spanned="1" table:number-rows-spanned="9">
            <text:p>49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208187" calcext:value-type="float">
            <text:p>-19.2081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956787" calcext:value-type="float">
            <text:p>-19.9567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9.208187" calcext:value-type="float">
            <text:p>-29.2081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124792" calcext:value-type="float">
            <text:p>-18.12479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7.447275" calcext:value-type="float">
            <text:p>-27.44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50" calcext:value-type="float" table:number-columns-spanned="1" table:number-rows-spanned="9">
            <text:p>50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420652" calcext:value-type="float">
            <text:p>-16.42065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307842" calcext:value-type="float">
            <text:p>-16.30784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214335" calcext:value-type="float">
            <text:p>-15.21433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79426" calcext:value-type="float">
            <text:p>-18.7942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3.467875" calcext:value-type="float">
            <text:p>-23.467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51" calcext:value-type="float" table:number-columns-spanned="1" table:number-rows-spanned="9">
            <text:p>51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675615" calcext:value-type="float">
            <text:p>-16.67561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5.142786" calcext:value-type="float">
            <text:p>-15.14278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670307" calcext:value-type="float">
            <text:p>-15.67030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931742" calcext:value-type="float">
            <text:p>-17.93174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1.307682" calcext:value-type="float">
            <text:p>-21.3076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52" calcext:value-type="float" table:number-columns-spanned="1" table:number-rows-spanned="9">
            <text:p>52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5.528419" calcext:value-type="float">
            <text:p>-15.52841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161846" calcext:value-type="float">
            <text:p>-16.16184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68521" calcext:value-type="float">
            <text:p>-14.6852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5.968795" calcext:value-type="float">
            <text:p>-15.96879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8.507809" calcext:value-type="float">
            <text:p>-18.507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53" calcext:value-type="float" table:number-columns-spanned="1" table:number-rows-spanned="9">
            <text:p>53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033348" calcext:value-type="float">
            <text:p>-17.03334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030899" calcext:value-type="float">
            <text:p>-19.03089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734887" calcext:value-type="float">
            <text:p>-15.7348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5.951663" calcext:value-type="float">
            <text:p>-15.95166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6.746896" calcext:value-type="float">
            <text:p>-6.746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54" calcext:value-type="float" table:number-columns-spanned="1" table:number-rows-spanned="9">
            <text:p>54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825161" calcext:value-type="float">
            <text:p>-17.82516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439741" calcext:value-type="float">
            <text:p>-16.43974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306261" calcext:value-type="float">
            <text:p>-14.30626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5.638373" calcext:value-type="float">
            <text:p>-15.63837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1.191864" calcext:value-type="float">
            <text:p>-21.1918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55" calcext:value-type="float" table:number-columns-spanned="1" table:number-rows-spanned="9">
            <text:p>55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665762" calcext:value-type="float">
            <text:p>-19.6657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1.549019" calcext:value-type="float">
            <text:p>-21.54901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8.538719" calcext:value-type="float">
            <text:p>-28.53871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20.043648" calcext:value-type="float">
            <text:p>-20.04364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2.365721" calcext:value-type="float">
            <text:p>-22.3657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56" calcext:value-type="float" table:number-columns-spanned="1" table:number-rows-spanned="9">
            <text:p>56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430952" calcext:value-type="float">
            <text:p>-19.43095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090649" calcext:value-type="float">
            <text:p>-16.09064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6.020599" calcext:value-type="float">
            <text:p>-26.02059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5.900669" calcext:value-type="float">
            <text:p>-15.90066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9.829666" calcext:value-type="float">
            <text:p>-19.8296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57" calcext:value-type="float" table:number-columns-spanned="1" table:number-rows-spanned="9">
            <text:p>57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670038" calcext:value-type="float">
            <text:p>-17.67003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355421" calcext:value-type="float">
            <text:p>-19.35542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7.695511" calcext:value-type="float">
            <text:p>-27.69551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9.208187" calcext:value-type="float">
            <text:p>-19.2081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0.31517" calcext:value-type="float">
            <text:p>-20.31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58" calcext:value-type="float" table:number-columns-spanned="1" table:number-rows-spanned="9">
            <text:p>58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913998" calcext:value-type="float">
            <text:p>-19.91399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.08774" calcext:value-type="float">
            <text:p>-20.087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478174" calcext:value-type="float">
            <text:p>-16.4781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9.706161" calcext:value-type="float">
            <text:p>-19.70616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2.839966" calcext:value-type="float">
            <text:p>-22.8399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59" calcext:value-type="float" table:number-columns-spanned="1" table:number-rows-spanned="9">
            <text:p>59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268137" calcext:value-type="float">
            <text:p>-18.26813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894102" calcext:value-type="float">
            <text:p>-18.89410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670307" calcext:value-type="float">
            <text:p>-15.67030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79426" calcext:value-type="float">
            <text:p>-18.7942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60" calcext:value-type="float" table:number-columns-spanned="1" table:number-rows-spanned="9">
            <text:p>60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20.409586" calcext:value-type="float">
            <text:p>-20.40958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.08774" calcext:value-type="float">
            <text:p>-20.087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7.212463" calcext:value-type="float">
            <text:p>-27.21246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9.281179" calcext:value-type="float">
            <text:p>-19.28117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1.249388" calcext:value-type="float">
            <text:p>-21.249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61" calcext:value-type="float" table:number-columns-spanned="1" table:number-rows-spanned="9">
            <text:p>61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670038" calcext:value-type="float">
            <text:p>-17.67003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239088" calcext:value-type="float">
            <text:p>-18.23908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179829" calcext:value-type="float">
            <text:p>-16.17982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931742" calcext:value-type="float">
            <text:p>-17.93174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0.5061" calcext:value-type="float">
            <text:p>-20.50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62" calcext:value-type="float" table:number-columns-spanned="1" table:number-rows-spanned="9">
            <text:p>62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996294" calcext:value-type="float">
            <text:p>-18.99629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50782" calcext:value-type="float">
            <text:p>-19.5078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252516" calcext:value-type="float">
            <text:p>-16.25251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696663" calcext:value-type="float">
            <text:p>-18.69666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6.9897" calcext:value-type="float">
            <text:p>-26.9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63" calcext:value-type="float" table:number-columns-spanned="1" table:number-rows-spanned="9">
            <text:p>63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851561" calcext:value-type="float">
            <text:p>-17.85156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7.594507" calcext:value-type="float">
            <text:p>-17.59450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100415" calcext:value-type="float">
            <text:p>-15.10041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439741" calcext:value-type="float">
            <text:p>-16.43974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4.698003" calcext:value-type="float">
            <text:p>-14.698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64" calcext:value-type="float" table:number-columns-spanned="1" table:number-rows-spanned="9">
            <text:p>64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96804" calcext:value-type="float">
            <text:p>-16.9680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382721" calcext:value-type="float">
            <text:p>-16.38272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634416" calcext:value-type="float">
            <text:p>-14.63441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179829" calcext:value-type="float">
            <text:p>-16.17982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9.913998" calcext:value-type="float">
            <text:p>-19.9139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65" calcext:value-type="float" table:number-columns-spanned="1" table:number-rows-spanned="9">
            <text:p>65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586073" calcext:value-type="float">
            <text:p>-19.58607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136402" calcext:value-type="float">
            <text:p>-19.13640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216021" calcext:value-type="float">
            <text:p>-16.21602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894102" calcext:value-type="float">
            <text:p>-18.89410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6.143938" calcext:value-type="float">
            <text:p>-16.143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66" calcext:value-type="float" table:number-columns-spanned="1" table:number-rows-spanned="9">
            <text:p>66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798536" calcext:value-type="float">
            <text:p>-16.79853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055483" calcext:value-type="float">
            <text:p>-16.05548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30178" calcext:value-type="float">
            <text:p>-15.3017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946487" calcext:value-type="float">
            <text:p>-16.9464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4.271284" calcext:value-type="float">
            <text:p>-14.271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67" calcext:value-type="float" table:number-columns-spanned="1" table:number-rows-spanned="9">
            <text:p>67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655462" calcext:value-type="float">
            <text:p>-16.6554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7.033348" calcext:value-type="float">
            <text:p>-17.03334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686362" calcext:value-type="float">
            <text:p>-15.6863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635403" calcext:value-type="float">
            <text:p>-16.63540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4.854523" calcext:value-type="float">
            <text:p>-14.85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68" calcext:value-type="float" table:number-columns-spanned="1" table:number-rows-spanned="9">
            <text:p>68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477116" calcext:value-type="float">
            <text:p>-18.47711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761484" calcext:value-type="float">
            <text:p>-18.76148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6.197887" calcext:value-type="float">
            <text:p>-26.1978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90485" calcext:value-type="float">
            <text:p>-17.9048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5.800443" calcext:value-type="float">
            <text:p>-15.800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69" calcext:value-type="float" table:number-columns-spanned="1" table:number-rows-spanned="9">
            <text:p>69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860567" calcext:value-type="float">
            <text:p>-18.86056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913998" calcext:value-type="float">
            <text:p>-19.91399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882462" calcext:value-type="float">
            <text:p>-16.8824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20.655016" calcext:value-type="float">
            <text:p>-20.65501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0.809219" calcext:value-type="float">
            <text:p>-20.809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70" calcext:value-type="float" table:number-columns-spanned="1" table:number-rows-spanned="9">
            <text:p>70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958799" calcext:value-type="float">
            <text:p>-17.95879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696663" calcext:value-type="float">
            <text:p>-18.69666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670307" calcext:value-type="float">
            <text:p>-15.67030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038006" calcext:value-type="float">
            <text:p>-16.03800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2.51812" calcext:value-type="float">
            <text:p>-22.51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71" calcext:value-type="float" table:number-columns-spanned="1" table:number-rows-spanned="9">
            <text:p>71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096684" calcext:value-type="float">
            <text:p>-18.09668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318142" calcext:value-type="float">
            <text:p>-19.31814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800443" calcext:value-type="float">
            <text:p>-15.80044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068754" calcext:value-type="float">
            <text:p>-18.06875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9.318142" calcext:value-type="float">
            <text:p>-19.318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72" calcext:value-type="float" table:number-columns-spanned="1" table:number-rows-spanned="9">
            <text:p>72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24.685211" calcext:value-type="float">
            <text:p>-24.68521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665762" calcext:value-type="float">
            <text:p>-19.6657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096684" calcext:value-type="float">
            <text:p>-18.09668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0.409586" calcext:value-type="float">
            <text:p>-20.409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73" calcext:value-type="float" table:number-columns-spanned="1" table:number-rows-spanned="9">
            <text:p>73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665762" calcext:value-type="float">
            <text:p>-19.6657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.5061" calcext:value-type="float">
            <text:p>-20.506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5.528419" calcext:value-type="float">
            <text:p>-25.52841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20.31517" calcext:value-type="float">
            <text:p>-20.3151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2.51812" calcext:value-type="float">
            <text:p>-22.51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74" calcext:value-type="float" table:number-columns-spanned="1" table:number-rows-spanned="9">
            <text:p>74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430952" calcext:value-type="float">
            <text:p>-19.43095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.222765" calcext:value-type="float">
            <text:p>-20.22276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819366" calcext:value-type="float">
            <text:p>-16.81936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041004" calcext:value-type="float">
            <text:p>-18.04100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0.409586" calcext:value-type="float">
            <text:p>-20.409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75" calcext:value-type="float" table:number-columns-spanned="1" table:number-rows-spanned="9">
            <text:p>75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825161" calcext:value-type="float">
            <text:p>-17.82516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5.917601" calcext:value-type="float">
            <text:p>-15.91760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451551" calcext:value-type="float">
            <text:p>-15.45155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757175" calcext:value-type="float">
            <text:p>-16.75717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9.355421" calcext:value-type="float">
            <text:p>-19.355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76" calcext:value-type="float" table:number-columns-spanned="1" table:number-rows-spanned="9">
            <text:p>76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60121" calcext:value-type="float">
            <text:p>-18.6012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79426" calcext:value-type="float">
            <text:p>-18.7942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5.228786" calcext:value-type="float">
            <text:p>-25.22878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903698" calcext:value-type="float">
            <text:p>-16.90369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2.924297" calcext:value-type="float">
            <text:p>-22.924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77" calcext:value-type="float" table:number-columns-spanned="1" table:number-rows-spanned="9">
            <text:p>77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90485" calcext:value-type="float">
            <text:p>-17.9048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956787" calcext:value-type="float">
            <text:p>-19.9567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420652" calcext:value-type="float">
            <text:p>-16.42065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326826" calcext:value-type="float">
            <text:p>-18.32682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8.961964" calcext:value-type="float">
            <text:p>-18.961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78" calcext:value-type="float" table:number-columns-spanned="1" table:number-rows-spanned="9">
            <text:p>78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416374" calcext:value-type="float">
            <text:p>-18.4163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38632" calcext:value-type="float">
            <text:p>-18.3863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833595" calcext:value-type="float">
            <text:p>-15.83359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819366" calcext:value-type="float">
            <text:p>-16.81936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3.565474" calcext:value-type="float">
            <text:p>-23.565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79" calcext:value-type="float" table:number-columns-spanned="1" table:number-rows-spanned="9">
            <text:p>79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20.08774" calcext:value-type="float">
            <text:p>-20.087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.08774" calcext:value-type="float">
            <text:p>-20.087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595558" calcext:value-type="float">
            <text:p>-16.59555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946487" calcext:value-type="float">
            <text:p>-16.9464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2.924297" calcext:value-type="float">
            <text:p>-22.924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80" calcext:value-type="float" table:number-columns-spanned="1" table:number-rows-spanned="9">
            <text:p>80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670038" calcext:value-type="float">
            <text:p>-17.67003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5.917601" calcext:value-type="float">
            <text:p>-15.91760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202165" calcext:value-type="float">
            <text:p>-14.20216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958799" calcext:value-type="float">
            <text:p>-17.95879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5.867002" calcext:value-type="float">
            <text:p>-15.867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81" calcext:value-type="float" table:number-columns-spanned="1" table:number-rows-spanned="9">
            <text:p>81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20.043648" calcext:value-type="float">
            <text:p>-20.04364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50782" calcext:value-type="float">
            <text:p>-19.5078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7.447275" calcext:value-type="float">
            <text:p>-27.44727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860567" calcext:value-type="float">
            <text:p>-18.86056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5.78396" calcext:value-type="float">
            <text:p>-15.78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82" calcext:value-type="float" table:number-columns-spanned="1" table:number-rows-spanned="9">
            <text:p>82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913998" calcext:value-type="float">
            <text:p>-19.91399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356472" calcext:value-type="float">
            <text:p>-18.35647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951663" calcext:value-type="float">
            <text:p>-15.95166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986029" calcext:value-type="float">
            <text:p>-17.98602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8.416374" calcext:value-type="float">
            <text:p>-18.416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83" calcext:value-type="float" table:number-columns-spanned="1" table:number-rows-spanned="9">
            <text:p>83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996294" calcext:value-type="float">
            <text:p>-18.99629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569853" calcext:value-type="float">
            <text:p>-18.56985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53647" calcext:value-type="float">
            <text:p>-16.5364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124792" calcext:value-type="float">
            <text:p>-18.12479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6.216021" calcext:value-type="float">
            <text:p>-16.216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84" calcext:value-type="float" table:number-columns-spanned="1" table:number-rows-spanned="9">
            <text:p>84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913998" calcext:value-type="float">
            <text:p>-19.91399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393023" calcext:value-type="float">
            <text:p>-19.39302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7.878124" calcext:value-type="float">
            <text:p>-17.87812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38632" calcext:value-type="float">
            <text:p>-18.3863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5.257837" calcext:value-type="float">
            <text:p>-15.257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85" calcext:value-type="float" table:number-columns-spanned="1" table:number-rows-spanned="9">
            <text:p>85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090649" calcext:value-type="float">
            <text:p>-16.09064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757175" calcext:value-type="float">
            <text:p>-16.75717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044557" calcext:value-type="float">
            <text:p>-15.04455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5.044557" calcext:value-type="float">
            <text:p>-15.04455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0.655016" calcext:value-type="float">
            <text:p>-20.6550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86" calcext:value-type="float" table:number-columns-spanned="1" table:number-rows-spanned="9">
            <text:p>86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297382" calcext:value-type="float">
            <text:p>-18.29738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632793" calcext:value-type="float">
            <text:p>-18.63279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108339" calcext:value-type="float">
            <text:p>-16.10833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946487" calcext:value-type="float">
            <text:p>-16.9464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2.596373" calcext:value-type="float">
            <text:p>-22.596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87" calcext:value-type="float" table:number-columns-spanned="1" table:number-rows-spanned="9">
            <text:p>87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5.951663" calcext:value-type="float">
            <text:p>-15.95166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925039" calcext:value-type="float">
            <text:p>-16.92503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6.020599" calcext:value-type="float">
            <text:p>-26.02059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721132" calcext:value-type="float">
            <text:p>-17.72113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2.013494" calcext:value-type="float">
            <text:p>-12.013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88" calcext:value-type="float" table:number-columns-spanned="1" table:number-rows-spanned="9">
            <text:p>88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36388" calcext:value-type="float">
            <text:p>-16.3638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01343" calcext:value-type="float">
            <text:p>-18.0134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37602" calcext:value-type="float">
            <text:p>-15.3760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655462" calcext:value-type="float">
            <text:p>-16.6554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5.951663" calcext:value-type="float">
            <text:p>-15.951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89" calcext:value-type="float" table:number-columns-spanned="1" table:number-rows-spanned="9">
            <text:p>89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958799" calcext:value-type="float">
            <text:p>-17.95879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5.436339" calcext:value-type="float">
            <text:p>-15.43633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734887" calcext:value-type="float">
            <text:p>-15.7348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27088" calcext:value-type="float">
            <text:p>-16.2708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9.871628" calcext:value-type="float">
            <text:p>-19.871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90" calcext:value-type="float" table:number-columns-spanned="1" table:number-rows-spanned="9">
            <text:p>90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696663" calcext:value-type="float">
            <text:p>-18.69666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124792" calcext:value-type="float">
            <text:p>-18.12479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543958" calcext:value-type="float">
            <text:p>-15.54395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882462" calcext:value-type="float">
            <text:p>-16.8824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4.546928" calcext:value-type="float">
            <text:p>-14.546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91" calcext:value-type="float" table:number-columns-spanned="1" table:number-rows-spanned="9">
            <text:p>91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24453" calcext:value-type="float">
            <text:p>-19.2445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1.191864" calcext:value-type="float">
            <text:p>-21.19186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7.695511" calcext:value-type="float">
            <text:p>-27.69551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33.0103" calcext:value-type="float">
            <text:p>-33.010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6.401646" calcext:value-type="float">
            <text:p>-16.401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92" calcext:value-type="float" table:number-columns-spanned="1" table:number-rows-spanned="9">
            <text:p>92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161846" calcext:value-type="float">
            <text:p>-16.16184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096684" calcext:value-type="float">
            <text:p>-18.09668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016894" calcext:value-type="float">
            <text:p>-15.01689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946487" calcext:value-type="float">
            <text:p>-16.9464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3.545777" calcext:value-type="float">
            <text:p>-13.545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93" calcext:value-type="float" table:number-columns-spanned="1" table:number-rows-spanned="9">
            <text:p>93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5.512937" calcext:value-type="float">
            <text:p>-15.51293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401646" calcext:value-type="float">
            <text:p>-16.40164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3.535963" calcext:value-type="float">
            <text:p>-13.53596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345119" calcext:value-type="float">
            <text:p>-16.34511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5.590909" calcext:value-type="float">
            <text:p>-15.5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94" calcext:value-type="float" table:number-columns-spanned="1" table:number-rows-spanned="9">
            <text:p>94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49752" calcext:value-type="float">
            <text:p>-16.4975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7.011469" calcext:value-type="float">
            <text:p>-17.01146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3.798639" calcext:value-type="float">
            <text:p>-13.79863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356472" calcext:value-type="float">
            <text:p>-18.35647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4.659739" calcext:value-type="float">
            <text:p>-14.659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95" calcext:value-type="float" table:number-columns-spanned="1" table:number-rows-spanned="9">
            <text:p>95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840296" calcext:value-type="float">
            <text:p>-16.84029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5.917601" calcext:value-type="float">
            <text:p>-15.91760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412914" calcext:value-type="float">
            <text:p>-14.41291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27.695511" calcext:value-type="float">
            <text:p>-27.69551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5.575202" calcext:value-type="float">
            <text:p>-15.575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96" calcext:value-type="float" table:number-columns-spanned="1" table:number-rows-spanned="9">
            <text:p>96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79426" calcext:value-type="float">
            <text:p>-18.7942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345119" calcext:value-type="float">
            <text:p>-16.34511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9.665762" calcext:value-type="float">
            <text:p>-19.6657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6.96804" calcext:value-type="float">
            <text:p>-16.96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97" calcext:value-type="float" table:number-columns-spanned="1" table:number-rows-spanned="9">
            <text:p>97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619539" calcext:value-type="float">
            <text:p>-17.61953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124792" calcext:value-type="float">
            <text:p>-18.12479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3.187588" calcext:value-type="float">
            <text:p>-13.18758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26.9897" calcext:value-type="float">
            <text:p>-26.989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2.291479" calcext:value-type="float">
            <text:p>-22.291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98" calcext:value-type="float" table:number-columns-spanned="1" table:number-rows-spanned="9">
            <text:p>98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5.406075" calcext:value-type="float">
            <text:p>-15.40607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21023" calcext:value-type="float">
            <text:p>-18.2102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3.555614" calcext:value-type="float">
            <text:p>-13.55561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851561" calcext:value-type="float">
            <text:p>-17.85156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3.477536" calcext:value-type="float">
            <text:p>-13.4775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99" calcext:value-type="float" table:number-columns-spanned="1" table:number-rows-spanned="9">
            <text:p>99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20.409586" calcext:value-type="float">
            <text:p>-20.40958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297382" calcext:value-type="float">
            <text:p>-18.29738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482136" calcext:value-type="float">
            <text:p>-15.48213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40" calcext:value-type="float">
            <text:p>-40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5.934598" calcext:value-type="float">
            <text:p>-15.9345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00" calcext:value-type="float" table:number-columns-spanned="1" table:number-rows-spanned="9">
            <text:p>100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695511" calcext:value-type="float">
            <text:p>-17.69551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124792" calcext:value-type="float">
            <text:p>-18.12479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436339" calcext:value-type="float">
            <text:p>-15.43633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01343" calcext:value-type="float">
            <text:p>-18.0134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5.917601" calcext:value-type="float">
            <text:p>-15.9176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01" calcext:value-type="float" table:number-columns-spanned="1" table:number-rows-spanned="9">
            <text:p>101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416374" calcext:value-type="float">
            <text:p>-18.4163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100948" calcext:value-type="float">
            <text:p>-19.10094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3.77786" calcext:value-type="float">
            <text:p>-13.7778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946487" calcext:value-type="float">
            <text:p>-16.9464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9.318142" calcext:value-type="float">
            <text:p>-19.318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02" calcext:value-type="float" table:number-columns-spanned="1" table:number-rows-spanned="9">
            <text:p>102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20.5061" calcext:value-type="float">
            <text:p>-20.506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54677" calcext:value-type="float">
            <text:p>-19.5467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695862" calcext:value-type="float">
            <text:p>-16.6958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9.172146" calcext:value-type="float">
            <text:p>-19.17214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6.516951" calcext:value-type="float">
            <text:p>-16.516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03" calcext:value-type="float" table:number-columns-spanned="1" table:number-rows-spanned="9">
            <text:p>103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736641" calcext:value-type="float">
            <text:p>-16.73664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7.746908" calcext:value-type="float">
            <text:p>-17.74690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156688" calcext:value-type="float">
            <text:p>-14.15668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33.979401" calcext:value-type="float">
            <text:p>-33.97940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7.447275" calcext:value-type="float">
            <text:p>-27.44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04" calcext:value-type="float" table:number-columns-spanned="1" table:number-rows-spanned="9">
            <text:p>104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79892" calcext:value-type="float">
            <text:p>-17.7989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096684" calcext:value-type="float">
            <text:p>-18.09668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3.36299" calcext:value-type="float">
            <text:p>-13.3629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882462" calcext:value-type="float">
            <text:p>-16.8824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3.767508" calcext:value-type="float">
            <text:p>-23.767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05" calcext:value-type="float" table:number-columns-spanned="1" table:number-rows-spanned="9">
            <text:p>105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5.734887" calcext:value-type="float">
            <text:p>-15.73488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757175" calcext:value-type="float">
            <text:p>-16.75717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7.212463" calcext:value-type="float">
            <text:p>-27.21246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925039" calcext:value-type="float">
            <text:p>-16.92503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3.979401" calcext:value-type="float">
            <text:p>-23.9794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06" calcext:value-type="float" table:number-columns-spanned="1" table:number-rows-spanned="9">
            <text:p>106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882462" calcext:value-type="float">
            <text:p>-16.8824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179829" calcext:value-type="float">
            <text:p>-16.17982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3.819519" calcext:value-type="float">
            <text:p>-13.81951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903698" calcext:value-type="float">
            <text:p>-16.90369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9.430952" calcext:value-type="float">
            <text:p>-19.430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07" calcext:value-type="float" table:number-columns-spanned="1" table:number-rows-spanned="9">
            <text:p>107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538719" calcext:value-type="float">
            <text:p>-18.53871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961964" calcext:value-type="float">
            <text:p>-18.96196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27088" calcext:value-type="float">
            <text:p>-16.2708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96804" calcext:value-type="float">
            <text:p>-16.9680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0.08774" calcext:value-type="float">
            <text:p>-20.08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08" calcext:value-type="float" table:number-columns-spanned="1" table:number-rows-spanned="9">
            <text:p>108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757175" calcext:value-type="float">
            <text:p>-16.75717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695862" calcext:value-type="float">
            <text:p>-16.6958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31.549019" calcext:value-type="float">
            <text:p>-31.54901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520267" calcext:value-type="float">
            <text:p>-17.52026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6.736641" calcext:value-type="float">
            <text:p>-16.736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09" calcext:value-type="float" table:number-columns-spanned="1" table:number-rows-spanned="9">
            <text:p>109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903698" calcext:value-type="float">
            <text:p>-16.90369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7.594507" calcext:value-type="float">
            <text:p>-17.59450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3.477536" calcext:value-type="float">
            <text:p>-13.47753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931742" calcext:value-type="float">
            <text:p>-17.93174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7.619539" calcext:value-type="float">
            <text:p>-17.619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10" calcext:value-type="float" table:number-columns-spanned="1" table:number-rows-spanned="9">
            <text:p>110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721132" calcext:value-type="float">
            <text:p>-17.72113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7.721132" calcext:value-type="float">
            <text:p>-17.72113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867824" calcext:value-type="float">
            <text:p>-14.86782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21023" calcext:value-type="float">
            <text:p>-18.2102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0.043648" calcext:value-type="float">
            <text:p>-20.0436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11" calcext:value-type="float" table:number-columns-spanned="1" table:number-rows-spanned="9">
            <text:p>111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728952" calcext:value-type="float">
            <text:p>-18.72895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416374" calcext:value-type="float">
            <text:p>-18.4163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045038" calcext:value-type="float">
            <text:p>-14.04503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47147" calcext:value-type="float">
            <text:p>-17.4714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3.829996" calcext:value-type="float">
            <text:p>-13.8299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12" calcext:value-type="float" table:number-columns-spanned="1" table:number-rows-spanned="9">
            <text:p>112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8.326826" calcext:value-type="float">
            <text:p>-18.32682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6.96804" calcext:value-type="float">
            <text:p>-16.9680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108339" calcext:value-type="float">
            <text:p>-16.10833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9.393023" calcext:value-type="float">
            <text:p>-19.39302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7.79892" calcext:value-type="float">
            <text:p>-17.798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13" calcext:value-type="float" table:number-columns-spanned="1" table:number-rows-spanned="9">
            <text:p>113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5.934598" calcext:value-type="float">
            <text:p>-15.93459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44664" calcext:value-type="float">
            <text:p>-18.4466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749552" calcext:value-type="float">
            <text:p>-14.74955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878124" calcext:value-type="float">
            <text:p>-17.87812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0.222765" calcext:value-type="float">
            <text:p>-20.2227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14" calcext:value-type="float" table:number-columns-spanned="1" table:number-rows-spanned="9">
            <text:p>114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5.331324" calcext:value-type="float">
            <text:p>-15.33132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7.619539" calcext:value-type="float">
            <text:p>-17.61953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5.128616" calcext:value-type="float">
            <text:p>-15.12861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124792" calcext:value-type="float">
            <text:p>-18.12479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3.0103" calcext:value-type="float">
            <text:p>-23.0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15" calcext:value-type="float" table:number-columns-spanned="1" table:number-rows-spanned="9">
            <text:p>115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20.362122" calcext:value-type="float">
            <text:p>-20.36212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22.146702" calcext:value-type="float">
            <text:p>-22.14670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6.903698" calcext:value-type="float">
            <text:p>-16.90369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40" calcext:value-type="float">
            <text:p>-40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1.549019" calcext:value-type="float">
            <text:p>-21.549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16" calcext:value-type="float" table:number-columns-spanned="1" table:number-rows-spanned="9">
            <text:p>116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594507" calcext:value-type="float">
            <text:p>-17.59450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9.54677" calcext:value-type="float">
            <text:p>-19.5467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80172" calcext:value-type="float">
            <text:p>-14.8017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21023" calcext:value-type="float">
            <text:p>-18.2102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3.279022" calcext:value-type="float">
            <text:p>-23.279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17" calcext:value-type="float" table:number-columns-spanned="1" table:number-rows-spanned="9">
            <text:p>117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9.665762" calcext:value-type="float">
            <text:p>-19.66576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60121" calcext:value-type="float">
            <text:p>-18.60121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26.575773" calcext:value-type="float">
            <text:p>-26.57577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268137" calcext:value-type="float">
            <text:p>-18.268137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5.37602" calcext:value-type="float">
            <text:p>-25.37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18" calcext:value-type="float" table:number-columns-spanned="1" table:number-rows-spanned="9">
            <text:p>118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478174" calcext:value-type="float">
            <text:p>-16.4781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01343" calcext:value-type="float">
            <text:p>-18.01343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353339" calcext:value-type="float">
            <text:p>-14.353339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7.721132" calcext:value-type="float">
            <text:p>-17.721132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0.409586" calcext:value-type="float">
            <text:p>-20.409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19" calcext:value-type="float" table:number-columns-spanned="1" table:number-rows-spanned="9">
            <text:p>119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7.878124" calcext:value-type="float">
            <text:p>-17.87812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416374" calcext:value-type="float">
            <text:p>-18.41637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775558" calcext:value-type="float">
            <text:p>-14.77555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8.239088" calcext:value-type="float">
            <text:p>-18.23908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19.172146" calcext:value-type="float">
            <text:p>-19.172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style-name="ce3" office:value-type="float" office:value="120" calcext:value-type="float" table:number-columns-spanned="1" table:number-rows-spanned="9">
            <text:p>120</text:p>
          </table:table-cell>
          <table:table-cell office:value-type="string" calcext:value-type="string">
            <text:p>RSS(m)</text:p>
          </table:table-cell>
          <table:table-cell/>
          <table:table-cell office:value-type="float" office:value="-16.595558" calcext:value-type="float">
            <text:p>-16.595558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m)</text:p>
          </table:table-cell>
          <table:table-cell/>
          <table:table-cell office:value-type="float" office:value="-18.153086" calcext:value-type="float">
            <text:p>-18.153086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SS(b)</text:p>
          </table:table-cell>
          <table:table-cell/>
          <table:table-cell office:value-type="float" office:value="-14.867824" calcext:value-type="float">
            <text:p>-14.867824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RS(b)</text:p>
          </table:table-cell>
          <table:table-cell/>
          <table:table-cell office:value-type="float" office:value="-16.757175" calcext:value-type="float">
            <text:p>-16.757175</text:p>
          </table:table-cell>
          <table:table-cell table:number-columns-repeated="9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OMMUNICATION</text:p>
          </table:table-cell>
          <table:table-cell/>
          <table:table-cell office:value-type="float" office:value="-22.146702" calcext:value-type="float">
            <text:p>-22.14670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21:23:23.120641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8T21:26:25.576349600</dc:date>
    <meta:editing-duration>PT12M56S</meta:editing-duration>
    <meta:editing-cycles>2</meta:editing-cycles>
    <meta:generator>LibreOffice/25.2.6.2$Windows_X86_64 LibreOffice_project/729c5bfe710f5eb71ed3bbde9e06a6065e9c6c5d</meta:generator>
    <meta:document-statistic meta:table-count="1" meta:cell-count="1493" meta:object-count="0"/>
  </office:meta>
</office:document-meta>
</file>